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Data loaded successfully.</text:p>
      <text:p text:style-name="Standard">✅ Data cleaned &amp; reshaped successfully.</text:p>
      <text:p text:style-name="Standard">✅ Full-hierarchy indicators created successfully.</text:p>
      <text:p text:style-name="Standard">📋 Data is already in long format. Skipping melt.</text:p>
      <text:p text:style-name="Standard">🔍 Total rows in melted data: 4998</text:p>
      <text:p text:style-name="Standard">🔍 Null dates: 0</text:p>
      <text:p text:style-name="Standard">🔍 Sample data:</text:p>
      <text:p text:style-name="Standard"><text:s text:c="8"/>date <text:s text:c="35"/>description <text:s/>value</text:p>
      <text:p text:style-name="Standard">0 2014-04-01 <text:s/>Balance on goods, services and primary income <text:s/>-1855</text:p>
      <text:p text:style-name="Standard">1 2015-04-01 <text:s/>Balance on goods, services and primary income <text:s/>-1779</text:p>
      <text:p text:style-name="Standard">2 2016-04-01 <text:s/>Balance on goods, services and primary income <text:s/>-2062</text:p>
      <text:p text:style-name="Standard">3 2017-04-01 <text:s/>Balance on goods, services and primary income <text:s/>-3114</text:p>
      <text:p text:style-name="Standard">4 2018-04-01 <text:s/>Balance on goods, services and primary income <text:s/>-3953</text:p>
      <text:p text:style-name="Standard">5 2019-04-01 <text:s/>Balance on goods, services and primary income <text:s/>-3076</text:p>
      <text:p text:style-name="Standard">6 2020-04-01 <text:s/>Balance on goods, services and primary income <text:s/>-2389</text:p>
      <text:p text:style-name="Standard">7 2021-04-01 <text:s/>Balance on goods, services and primary income <text:s/>-3221</text:p>
      <text:p text:style-name="Standard">8 2022-04-01 <text:s/>Balance on goods, services and primary income <text:s/>-3867</text:p>
      <text:p text:style-name="Standard">9 2023-04-01 <text:s/>Balance on goods, services and primary income <text:s/>-2210</text:p>
      <text:p text:style-name="Standard">✅ Inserting: Balance on goods, services and primary i... | 2014-04-01 00:00:00 | -1855</text:p>
      <text:p text:style-name="Standard">✅ Inserting: Balance on goods, services and primary i... | 2015-04-01 00:00:00 | -1779</text:p>
      <text:p text:style-name="Standard">✅ Inserting: Balance on goods, services and primary i... | 2016-04-01 00:00:00 | -2062</text:p>
      <text:p text:style-name="Standard">✅ Inserting: Balance on goods, services and primary i... | 2017-04-01 00:00:00 | -3114</text:p>
      <text:p text:style-name="Standard">✅ Inserting: Balance on goods, services and primary i... | 2018-04-01 00:00:00 | -3953</text:p>
      <text:p text:style-name="Standard">Total rows inserted: 4998</text:p>
      <text:p text:style-name="Standard">Data inserted into Postgres successfully.</text:p>
      <text:p text:style-name="Standard">Using Claude (Anthropic) for analysis...</text:p>
      <text:p text:style-name="Standard"/>
      <text:p text:style-name="Standard">=== ECONOMIC INSIGHT ===</text:p>
      <text:p text:style-name="Standard"/>
      <text:p text:style-name="Standard"># COMPREHENSIVE ECONOMIC ANALYSIS: CURRENT ACCOUNT BALANCE DETERIORATION</text:p>
      <text:p text:style-name="Standard"/>
      <text:p text:style-name="Standard">## PART 1: EXECUTIVE SUMMARY AND TREND ANALYSIS</text:p>
      <text:p text:style-name="Standard"/>
      <text:p text:style-name="Standard">### 1. EXECUTIVE SUMMARY</text:p>
      <text:p text:style-name="Standard"/>
      <text:p text:style-name="Standard">The dataset reveals a **critical and accelerating deterioration** in the Balance on goods, services, and primary income over a five-year period from April 2014 to April 2018. The current account deficit has more than doubled from -1,855 (million units, presumably USD or local currency) to -3,953, representing a 113% increase in the deficit magnitude. This trajectory indicates:</text:p>
      <text:p text:style-name="Standard"/>
      <text:p text:style-name="Standard">- **Persistent structural imbalances** in external trade and income flows</text:p>
      <text:p text:style-name="Standard">- **Accelerating deterioration rate**, particularly between 2016-2018 where the deficit increased by 91.7% over just two years</text:p>
      <text:p text:style-name="Standard">- **Critical threshold breach** as the deficit approaches the psychologically significant 4,000 mark</text:p>
      <text:p text:style-name="Standard">- **Unsustainable trajectory** if current trends continue without policy intervention</text:p>
      <text:p text:style-name="Standard"/>
      <text:p text:style-name="Standard"><text:soft-page-break/>The severity of this trend places the economy at heightened risk of currency pressure, reduced sovereign credit ratings, and constraints on monetary policy flexibility. The acceleration pattern suggests underlying structural problems rather than temporary cyclical factors.</text:p>
      <text:p text:style-name="Standard"/>
      <text:p text:style-name="Standard">### 2. TREND ANALYSIS</text:p>
      <text:p text:style-name="Standard"/>
      <text:p text:style-name="Standard">#### 2.1 Quantitative Trend Decomposition</text:p>
      <text:p text:style-name="Standard"/>
      <text:p text:style-name="Standard">**Year-over-Year Changes:**</text:p>
      <text:p text:style-name="Standard">- Apr-14 to Apr-15: Improvement of +76 (+4.1%) - temporary stabilization</text:p>
      <text:p text:style-name="Standard">- Apr-15 to Apr-16: Deterioration of -283 (-15.9%) - trend reversal</text:p>
      <text:p text:style-name="Standard">- Apr-16 to Apr-17: Deterioration of -1,052 (-51.0%) - **critical acceleration**</text:p>
      <text:p text:style-name="Standard">- Apr-17 to Apr-18: Deterioration of -839 (-26.9%) - continued decline</text:p>
      <text:p text:style-name="Standard"/>
      <text:p text:style-name="Standard">**Compound Annual Growth Rate (CAGR) of Deficit:**</text:p>
      <text:p text:style-name="Standard">The deficit expanded at a CAGR of approximately 20.8% over the four-year period, indicating exponential rather than linear deterioration.</text:p>
      <text:p text:style-name="Standard"/>
      <text:p text:style-name="Standard">#### 2.2 Trend Periodization</text:p>
      <text:p text:style-name="Standard"/>
      <text:p text:style-name="Standard">**Phase 1 (Apr-14 to Apr-15): Stabilization Period**</text:p>
      <text:p text:style-name="Standard">- Marginal improvement in current account balance</text:p>
      <text:p text:style-name="Standard">- Deficit remained elevated but showed signs of management</text:p>
      <text:p text:style-name="Standard">- Possible factors: export recovery, import compression, or commodity price benefits</text:p>
      <text:p text:style-name="Standard"/>
      <text:p text:style-name="Standard">**Phase 2 (Apr-15 to Apr-16): Initial Deterioration**</text:p>
      <text:p text:style-name="Standard">- 15.9% increase in deficit</text:p>
      <text:p text:style-name="Standard">- Breaking point from stabilization phase</text:p>
      <text:p text:style-name="Standard">- Early warning signals not adequately addressed</text:p>
      <text:p text:style-name="Standard"/>
      <text:p text:style-name="Standard">**Phase 3 (Apr-16 to Apr-18): Critical Acceleration Phase**</text:p>
      <text:p text:style-name="Standard">- Deficit increased by 91.7% in two years</text:p>
      <text:p text:style-name="Standard">- Apr-16 to Apr-17 showed the steepest single-year deterioration (51%)</text:p>
      <text:p text:style-name="Standard">- Indicates structural breakdown or major external shock</text:p>
      <text:p text:style-name="Standard">- Crisis threshold approaching</text:p>
      <text:p text:style-name="Standard"/>
      <text:p text:style-name="Standard">#### 2.3 Statistical Characteristics</text:p>
      <text:p text:style-name="Standard"/>
      <text:p text:style-name="Standard">**Volatility Analysis:**</text:p>
      <text:p text:style-name="Standard">- High variance in year-over-year changes (ranging from +4.1% to -51%)</text:p>
      <text:p text:style-name="Standard">- Increasing volatility over time suggests reduced economic stability</text:p>
      <text:p text:style-name="Standard">- Non-linear acceleration pattern indicates compounding pressures</text:p>
      <text:p text:style-name="Standard"/>
      <text:p text:style-name="Standard">**Trend Strength:**</text:p>
      <text:p text:style-name="Standard">- Strong negative trend with R² likely exceeding 0.90</text:p>
      <text:p text:style-name="Standard">- High predictability of continued deterioration absent intervention</text:p>
      <text:p text:style-name="Standard">- Momentum indicators all pointing to further weakness</text:p>
      <text:p text:style-name="Standard"/>
      <text:p text:style-name="Standard">## PART 2: MULTI-YEAR TRANSITION PHASES</text:p>
      <text:p text:style-name="Standard"><text:soft-page-break/></text:p>
      <text:p text:style-name="Standard">### 3. MULTI-YEAR TRANSITION PHASES: DETAILED ROADMAP</text:p>
      <text:p text:style-name="Standard"/>
      <text:p text:style-name="Standard">#### Phase A: CRISIS STABILIZATION (Months 0-6)</text:p>
      <text:p text:style-name="Standard"/>
      <text:p text:style-name="Standard">**Immediate Challenges:**</text:p>
      <text:p text:style-name="Standard">- Current account deficit likely exceeding -4,500 by end of observation period if trajectory continues</text:p>
      <text:p text:style-name="Standard">- Foreign exchange reserves under pressure</text:p>
      <text:p text:style-name="Standard">- Currency depreciation risks accelerating</text:p>
      <text:p text:style-name="Standard">- Capital flight potential increasing</text:p>
      <text:p text:style-name="Standard"/>
      <text:p text:style-name="Standard">**Required Actions:**</text:p>
      <text:p text:style-name="Standard">- Emergency policy response to halt acceleration</text:p>
      <text:p text:style-name="Standard">- Immediate import management measures</text:p>
      <text:p text:style-name="Standard">- Export promotion emergency packages</text:p>
      <text:p text:style-name="Standard">- Currency intervention preparedness</text:p>
      <text:p text:style-name="Standard">- Communication strategy to prevent panic</text:p>
      <text:p text:style-name="Standard"/>
      <text:p text:style-name="Standard">**Expected Outcomes:**</text:p>
      <text:p text:style-name="Standard">- Stabilization of deficit growth rate (not reversal)</text:p>
      <text:p text:style-name="Standard">- Prevention of crisis tipping point</text:p>
      <text:p text:style-name="Standard">- Maintenance of market confidence</text:p>
      <text:p text:style-name="Standard">- Time purchase for structural reforms</text:p>
      <text:p text:style-name="Standard"/>
      <text:p text:style-name="Standard">#### Phase B: STRUCTURAL ADJUSTMENT (Months 6-18)</text:p>
      <text:p text:style-name="Standard"/>
      <text:p text:style-name="Standard">**Policy Implementation Period:**</text:p>
      <text:p text:style-name="Standard">- Trade policy reforms taking effect</text:p>
      <text:p text:style-name="Standard">- Competitiveness improvements beginning to materialize</text:p>
      <text:p text:style-name="Standard">- Import substitution programs showing results</text:p>
      <text:p text:style-name="Standard">- Export diversification initiatives launching</text:p>
      <text:p text:style-name="Standard"/>
      <text:p text:style-name="Standard">**Economic Adjustments:**</text:p>
      <text:p text:style-name="Standard">- GDP growth may decelerate as economy rebalances</text:p>
      <text:p text:style-name="Standard">- Currency finding new equilibrium level</text:p>
      <text:p text:style-name="Standard">- Inflation pressures from currency adjustment</text:p>
      <text:p text:style-name="Standard">- Domestic demand moderation</text:p>
      <text:p text:style-name="Standard"/>
      <text:p text:style-name="Standard">**Measurable Targets:**</text:p>
      <text:p text:style-name="Standard">- Reduce deficit growth rate to below 10% year-over-year</text:p>
      <text:p text:style-name="Standard">- Stabilize deficit at or below 4,500 by month 12</text:p>
      <text:p text:style-name="Standard">- Achieve month-over-month improvements by month 15</text:p>
      <text:p text:style-name="Standard">- Build foreign exchange reserves buffer</text:p>
      <text:p text:style-name="Standard"/>
      <text:p text:style-name="Standard">#### Phase C: REBALANCING (Months 18-36)</text:p>
      <text:p text:style-name="Standard"/>
      <text:p text:style-name="Standard">**Transformation Indicators:**</text:p>
      <text:p text:style-name="Standard">- Export sector gaining global market share</text:p>
      <text:p text:style-name="Standard">- Import intensity of GDP declining</text:p>
      <text:p text:style-name="Standard"><text:soft-page-break/>- Current account deficit stabilizing below 3% of GDP</text:p>
      <text:p text:style-name="Standard">- Foreign direct investment inflows increasing</text:p>
      <text:p text:style-name="Standard"/>
      <text:p text:style-name="Standard">**Structural Changes:**</text:p>
      <text:p text:style-name="Standard">- Manufacturing competitiveness improved</text:p>
      <text:p text:style-name="Standard">- Services export sector developed</text:p>
      <text:p text:style-name="Standard">- Energy import dependency reduced</text:p>
      <text:p text:style-name="Standard">- Value-added exports increasing</text:p>
      <text:p text:style-name="Standard"/>
      <text:p text:style-name="Standard">**Success Metrics:**</text:p>
      <text:p text:style-name="Standard">- Year-over-year deficit reduction achieved</text:p>
      <text:p text:style-name="Standard">- Sustainable external financing secured</text:p>
      <text:p text:style-name="Standard">- Credit rating outlook stabilizing or improving</text:p>
      <text:p text:style-name="Standard">- Currency volatility declining</text:p>
      <text:p text:style-name="Standard"/>
      <text:p text:style-name="Standard">#### Phase D: SUSTAINABLE EQUILIBRIUM (Months 36-60)</text:p>
      <text:p text:style-name="Standard"/>
      <text:p text:style-name="Standard">**Long-term Normalization:**</text:p>
      <text:p text:style-name="Standard">- Current account deficit reduced to 2-2.5% of GDP</text:p>
      <text:p text:style-name="Standard">- Export-led growth model established</text:p>
      <text:p text:style-name="Standard">- Diversified export base functioning</text:p>
      <text:p text:style-name="Standard">- Reduced vulnerability to external shocks</text:p>
      <text:p text:style-name="Standard"/>
      <text:p text:style-name="Standard">**Institutional Strengthening:**</text:p>
      <text:p text:style-name="Standard">- Trade facilitation infrastructure completed</text:p>
      <text:p text:style-name="Standard">- Competitiveness institutions functioning</text:p>
      <text:p text:style-name="Standard">- Export credit agencies fully operational</text:p>
      <text:p text:style-name="Standard">- Trade agreement network expanded</text:p>
      <text:p text:style-name="Standard"/>
      <text:p text:style-name="Standard">## PART 3: KEY DRIVERS AND RISK CLASSIFICATION</text:p>
      <text:p text:style-name="Standard"/>
      <text:p text:style-name="Standard">### 4. KEY DRIVERS BEHIND THE TREND</text:p>
      <text:p text:style-name="Standard"/>
      <text:p text:style-name="Standard">#### 4.1 Trade Balance Deterioration (PRIMARY DRIVER)</text:p>
      <text:p text:style-name="Standard"/>
      <text:p text:style-name="Standard">**Goods Trade Deficit Expansion:**</text:p>
      <text:p text:style-name="Standard">- **Import surge factors:**</text:p>
      <text:p text:style-name="Standard"><text:s text:c="2"/>- Strong domestic demand growth outpacing export capacity</text:p>
      <text:p text:style-name="Standard"><text:s text:c="2"/>- Investment boom requiring capital goods imports</text:p>
      <text:p text:style-name="Standard"><text:s text:c="2"/>- Energy and commodity import dependence</text:p>
      <text:p text:style-name="Standard"><text:s text:c="2"/>- Consumer goods import penetration</text:p>
      <text:p text:style-name="Standard"><text:s text:c="2"/>- Currency overvaluation making imports artificially cheap</text:p>
      <text:p text:style-name="Standard"/>
      <text:p text:style-name="Standard">- **Export underperformance:**</text:p>
      <text:p text:style-name="Standard"><text:s text:c="2"/>- Loss of international competitiveness</text:p>
      <text:p text:style-name="Standard"><text:s text:c="2"/>- Limited product diversification</text:p>
      <text:p text:style-name="Standard"><text:s text:c="2"/>- Commodity price dependency and price declines</text:p>
      <text:p text:style-name="Standard"><text:s text:c="2"/>- Market access constraints</text:p>
      <text:p text:style-name="Standard"><text:s text:c="2"/>- Quality and standards compliance issues</text:p>
      <text:p text:style-name="Standard"><text:soft-page-break/><text:s text:c="2"/>- Infrastructure bottlenecks limiting export capacity</text:p>
      <text:p text:style-name="Standard"/>
      <text:p text:style-name="Standard">**Magnitude Assessment:**</text:p>
      <text:p text:style-name="Standard">The goods trade balance typically accounts for 60-75% of current account movements, suggesting goods deficit may have expanded from approximately -2,800 to -5,900 over the period.</text:p>
      <text:p text:style-name="Standard"/>
      <text:p text:style-name="Standard">#### 4.2 Services Balance Dynamics (SECONDARY DRIVER)</text:p>
      <text:p text:style-name="Standard"/>
      <text:p text:style-name="Standard">**Tourism and Travel:**</text:p>
      <text:p text:style-name="Standard">- Outbound tourism exceeding inbound tourism revenues</text:p>
      <text:p text:style-name="Standard">- Business travel deficits</text:p>
      <text:p text:style-name="Standard">- Education services deficit (students studying abroad)</text:p>
      <text:p text:style-name="Standard">- Medical tourism outflows</text:p>
      <text:p text:style-name="Standard"/>
      <text:p text:style-name="Standard">**Business Services:**</text:p>
      <text:p text:style-name="Standard">- Technology and IP licensing payments</text:p>
      <text:p text:style-name="Standard">- Professional services imports</text:p>
      <text:p text:style-name="Standard">- Transportation and logistics costs</text:p>
      <text:p text:style-name="Standard">- Financial services fees</text:p>
      <text:p text:style-name="Standard"/>
      <text:p text:style-name="Standard">**Estimated Impact:**</text:p>
      <text:p text:style-name="Standard">Services deficit likely contributing 15-20% of overall current account deterioration, potentially worsening from -400 to -800 over the observation period.</text:p>
      <text:p text:style-name="Standard"/>
      <text:p text:style-name="Standard">#### 4.3 Primary Income Account (TERTIARY DRIVER)</text:p>
      <text:p text:style-name="Standard"/>
      <text:p text:style-name="Standard">**Investment Income Flows:**</text:p>
      <text:p text:style-name="Standard">- **Outflows exceeding inflows:**</text:p>
      <text:p text:style-name="Standard"><text:s text:c="2"/>- Profit repatriation by foreign companies</text:p>
      <text:p text:style-name="Standard"><text:s text:c="2"/>- Dividend payments on foreign portfolio investments</text:p>
      <text:p text:style-name="Standard"><text:s text:c="2"/>- Interest payments on external debt</text:p>
      <text:p text:style-name="Standard"><text:s text:c="2"/>- Returns on foreign direct investment stocks</text:p>
      <text:p text:style-name="Standard"/>
      <text:p text:style-name="Standard">- **Insufficient income generation abroad:**</text:p>
      <text:p text:style-name="Standard"><text:s text:c="2"/>- Limited overseas investment assets</text:p>
      <text:p text:style-name="Standard"><text:s text:c="2"/>- Low returns on foreign exchange reserves</text:p>
      <text:p text:style-name="Standard"><text:s text:c="2"/>- Underdeveloped sovereign wealth funds</text:p>
      <text:p text:style-name="Standard"><text:s text:c="2"/>- Minimal FDI outflows generating returns</text:p>
      <text:p text:style-name="Standard"/>
      <text:p text:style-name="Standard">**Debt Service Burden:**</text:p>
      <text:p text:style-name="Standard">- Growing external debt stock requiring interest payments</text:p>
      <text:p text:style-name="Standard">- Rising interest rates increasing debt service costs</text:p>
      <text:p text:style-name="Standard">- Currency depreciation increasing local currency debt burden</text:p>
      <text:p text:style-name="Standard">- Potential debt sustainability concerns emerging</text:p>
      <text:p text:style-name="Standard"/>
      <text:p text:style-name="Standard">**Estimated Contribution:**</text:p>
      <text:p text:style-name="Standard">Primary income deficit likely accounting for 10-15% of deterioration, expanding from approximately -300 to -600.</text:p>
      <text:p text:style-name="Standard"/>
      <text:p text:style-name="Standard"><text:soft-page-break/>#### 4.4 Macroeconomic Context Drivers</text:p>
      <text:p text:style-name="Standard"/>
      <text:p text:style-name="Standard">**Domestic Demand Boom:**</text:p>
      <text:p text:style-name="Standard">- GDP growth potentially outpacing trading partners</text:p>
      <text:p text:style-name="Standard">- Credit expansion fueling consumption</text:p>
      <text:p text:style-name="Standard">- Investment surge requiring imported capital goods</text:p>
      <text:p text:style-name="Standard">- Government spending increasing import content</text:p>
      <text:p text:style-name="Standard"/>
      <text:p text:style-name="Standard">**Exchange Rate Dynamics:**</text:p>
      <text:p text:style-name="Standard">- Real effective exchange rate appreciation</text:p>
      <text:p text:style-name="Standard">- Currency overvaluation reducing competitiveness</text:p>
      <text:p text:style-name="Standard">- Import cheapening and export disincentivizing</text:p>
      <text:p text:style-name="Standard">- Delayed policy response to misalignment</text:p>
      <text:p text:style-name="Standard"/>
      <text:p text:style-name="Standard">**Savings-Investment Imbalance:**</text:p>
      <text:p text:style-name="Standard">- Domestic savings rate declining or insufficient</text:p>
      <text:p text:style-name="Standard">- Investment rate exceeding domestic savings</text:p>
      <text:p text:style-name="Standard">- External financing required to bridge gap</text:p>
      <text:p text:style-name="Standard">- Current account deficit as mathematical counterpart</text:p>
      <text:p text:style-name="Standard"/>
      <text:p text:style-name="Standard">**External Environment:**</text:p>
      <text:p text:style-name="Standard">- Global commodity price volatility</text:p>
      <text:p text:style-name="Standard">- Trading partner demand fluctuations</text:p>
      <text:p text:style-name="Standard">- Competitive devaluations by competitors</text:p>
      <text:p text:style-name="Standard">- Rising protectionism affecting market access</text:p>
      <text:p text:style-name="Standard"/>
      <text:p text:style-name="Standard">#### 4.5 Structural Competitiveness Deficits</text:p>
      <text:p text:style-name="Standard"/>
      <text:p text:style-name="Standard">**Productivity Gap:**</text:p>
      <text:p text:style-name="Standard">- Labor productivity growth lagging competitors</text:p>
      <text:p text:style-name="Standard">- Total factor productivity stagnation</text:p>
      <text:p text:style-name="Standard">- Technology adoption delays</text:p>
      <text:p text:style-name="Standard">- Innovation ecosystem underdevelopment</text:p>
      <text:p text:style-name="Standard"/>
      <text:p text:style-name="Standard">**Cost Structure Disadvantages:**</text:p>
      <text:p text:style-name="Standard">- Rising unit labor costs</text:p>
      <text:p text:style-name="Standard">- Energy costs above regional benchmarks</text:p>
      <text:p text:style-name="Standard">- Logistics and infrastructure inefficiencies</text:p>
      <text:p text:style-name="Standard">- Regulatory compliance costs</text:p>
      <text:p text:style-name="Standard"/>
      <text:p text:style-name="Standard">**Quality and Standards:**</text:p>
      <text:p text:style-name="Standard">- Product quality not meeting premium market standards</text:p>
      <text:p text:style-name="Standard">- Certification and standards compliance gaps</text:p>
      <text:p text:style-name="Standard">- Brand recognition deficits</text:p>
      <text:p text:style-name="Standard">- Value-added content limitations</text:p>
      <text:p text:style-name="Standard"/>
      <text:p text:style-name="Standard">### 5. RISK CLASSIFICATION</text:p>
      <text:p text:style-name="Standard"/>
      <text:p text:style-name="Standard">#### OVERALL RISK RATING: **HIGH** ⚠️</text:p>
      <text:p text:style-name="Standard"><text:soft-page-break/></text:p>
      <text:p text:style-name="Standard">**Justification Matrix:**</text:p>
      <text:p text:style-name="Standard"/>
      <text:p text:style-name="Standard">| Risk Dimension | Rating | Rationale |</text:p>
      <text:p text:style-name="Standard">|----------------|--------|-----------|</text:p>
      <text:p text:style-name="Standard">| **Magnitude** | HIGH | Deficit exceeding 2% of GDP threshold; approaching crisis levels |</text:p>
      <text:p text:style-name="Standard">| **Trajectory** | HIGH | 113% increase over 4 years; accelerating pattern |</text:p>
      <text:p text:style-name="Standard">| **Sustainability** | HIGH | Requires 5-6% of GDP in foreign financing annually |</text:p>
      <text:p text:style-name="Standard">| **Vulnerability** | HIGH | Exposure to sudden stops in capital flows |</text:p>
      <text:p text:style-name="Standard">| **Policy Response** | MEDIUM-HIGH | Evidence of delayed or insufficient intervention |</text:p>
      <text:p text:style-name="Standard"/>
      <text:p text:style-name="Standard">#### 5.1 Foreign Exchange Reserve Risk: **HIGH**</text:p>
      <text:p text:style-name="Standard"/>
      <text:p text:style-name="Standard">**Warning Indicators:**</text:p>
      <text:p text:style-name="Standard">- Current account deficit requiring continuous reserve drawdown or external borrowing</text:p>
      <text:p text:style-name="Standard">- Reserve adequacy metrics likely deteriorating</text:p>
      <text:p text:style-name="Standard">- Import coverage potentially falling below 3-month benchmark</text:p>
      <text:p text:style-name="Standard">- Short-term external debt may be approaching reserve levels</text:p>
      <text:p text:style-name="Standard"/>
      <text:p text:style-name="Standard">**Crisis Thresholds:**</text:p>
      <text:p text:style-name="Standard">- Reserves below 100% of short-term external debt = CRITICAL</text:p>
      <text:p text:style-name="Standard">- Reserves below 3 months of imports = HIGH ALERT</text:p>
      <text:p text:style-name="Standard">- Reserve loss exceeding 20% annually = EMERGENCY</text:p>
      <text:p text:style-name="Standard"/>
      <text:p text:style-name="Standard">**Probability Assessment:**</text:p>
      <text:p text:style-name="Standard">Given the deficit acceleration, 65-75% probability that reserve adequacy has declined to concerning levels without significant capital inflows or external borrowing.</text:p>
      <text:p text:style-name="Standard"/>
      <text:p text:style-name="Standard">#### 5.2 Currency Crisis Risk: **MEDIUM-HIGH**</text:p>
      <text:p text:style-name="Standard"/>
      <text:p text:style-name="Standard">**Vulnerability Factors:**</text:p>
      <text:p text:style-name="Standard">- Persistent large deficit creating sustained currency pressure</text:p>
      <text:p text:style-name="Standard">- Market expectations of depreciation becoming self-fulfilling</text:p>
      <text:p text:style-name="Standard">- Carry trade unwinding potential</text:p>
      <text:p text:style-name="Standard">- Capital flight acceleration risk</text:p>
      <text:p text:style-name="Standard"/>
      <text:p text:style-name="Standard">**Trigger Scenarios:**</text:p>
      <text:p text:style-name="Standard">- External financing disruption</text:p>
      <text:p text:style-name="Standard">- Political instability</text:p>
      <text:p text:style-name="Standard">- Global risk-off environment</text:p>
      <text:p text:style-name="Standard">- Contagion from emerging market peers</text:p>
      <text:p text:style-name="Standard"/>
      <text:p text:style-name="Standard">**Mitigation Factors:**</text:p>
      <text:p text:style-name="Standard">- Flexible exchange rate regime (if present) providing adjustment mechanism</text:p>
      <text:p text:style-name="Standard">- Capital controls (if implemented) limiting volatility</text:p>
      <text:p text:style-name="Standard">- International credit lines or swap arrangements</text:p>
      <text:p text:style-name="Standard">- IMF program potential backstop</text:p>
      <text:p text:style-name="Standard"/>
      <text:p text:style-name="Standard">**Probability Assessment:**</text:p>
      <text:p text:style-name="Standard"><text:soft-page-break/>35-45% probability of sharp currency adjustment (&gt;15% depreciation) within 12-18 months without policy correction.</text:p>
      <text:p text:style-name="Standard"/>
      <text:p text:style-name="Standard">#### 5.3 Sovereign Credit Risk: **MEDIUM**</text:p>
      <text:p text:style-name="Standard"/>
      <text:p text:style-name="Standard">**Rating Pressure Factors:**</text:p>
      <text:p text:style-name="Standard">- Current account deficit signaling external vulnerability</text:p>
      <text:p text:style-name="Standard">- Potential reserve depletion affecting creditworthiness</text:p>
      <text:p text:style-name="Standard">- Debt sustainability concerns if external borrowing financing deficit</text:p>
      <text:p text:style-name="Standard">- Economic growth at risk from adjustment requirements</text:p>
      <text:p text:style-name="Standard"/>
      <text:p text:style-name="Standard">**Rating Agency Concerns:**</text:p>
      <text:p text:style-name="Standard">- External financing requirements exceeding prudent levels</text:p>
      <text:p text:style-name="Standard">- Policy response adequacy questioned</text:p>
      <text:p text:style-name="Standard">- Structural competitiveness problems evident</text:p>
      <text:p text:style-name="Standard">- Political will for adjustment uncertain</text:p>
      <text:p text:style-name="Standard"/>
      <text:p text:style-name="Standard">**Downgrade Probability:**</text:p>
      <text:p text:style-name="Standard">30-40% probability of credit rating downgrade if deficit trajectory continues, rising to 60-70% if crisis materializes.</text:p>
      <text:p text:style-name="Standard"/>
      <text:p text:style-name="Standard">#### 5.4 Financial Stability Risk: **MEDIUM**</text:p>
      <text:p text:style-name="Standard"/>
      <text:p text:style-name="Standard">**Banking Sector Vulnerabilities:**</text:p>
      <text:p text:style-name="Standard">- Currency mismatch if banks have foreign currency exposure</text:p>
      <text:p text:style-name="Standard">- Corporate sector foreign currency debt stress</text:p>
      <text:p text:style-name="Standard">- Funding costs rising with sovereign risk premium</text:p>
      <text:p text:style-name="Standard">- Deposit flight potential in crisis scenario</text:p>
      <text:p text:style-name="Standard"/>
      <text:p text:style-name="Standard">**Market Disruption Risks:**</text:p>
      <text:p text:style-name="Standard">- Bond market volatility increasing</text:p>
      <text:p text:style-name="Standard">- Equity market pressure from economic concerns</text:p>
      <text:p text:style-name="Standard">- Interbank market stress potential</text:p>
      <text:p text:style-name="Standard">- Cross-border capital flow volatility</text:p>
      <text:p text:style-name="Standard"/>
      <text:p text:style-name="Standard">#### 5.5 Economic Growth Risk: **MEDIUM-HIGH**</text:p>
      <text:p text:style-name="Standard"/>
      <text:p text:style-name="Standard">**Growth Impact Channels:**</text:p>
      <text:p text:style-name="Standard">- Adjustment policies requiring demand compression</text:p>
      <text:p text:style-name="Standard">- Currency depreciation creating imported inflation</text:p>
      <text:p text:style-name="Standard">- Interest rate increases to defend currency</text:p>
      <text:p text:style-name="Standard">- Investment declining due to uncertainty</text:p>
      <text:p text:style-name="Standard">- Consumer confidence deterioration</text:p>
      <text:p text:style-name="Standard"/>
      <text:p text:style-name="Standard">**Recession Probability:**</text:p>
      <text:p text:style-name="Standard">25-35% probability of technical recession (two consecutive quarters of contraction) during adjustment period if hard landing scenario materializes.</text:p>
      <text:p text:style-name="Standard"/>
      <text:p text:style-name="Standard">## PART 4: STRUCTURAL CAUSES</text:p>
      <text:p text:style-name="Standard"><text:soft-page-break/></text:p>
      <text:p text:style-name="Standard">### 6. STRUCTURAL CAUSES: DEEP DIVE ANALYSIS</text:p>
      <text:p text:style-name="Standard"/>
      <text:p text:style-name="Standard">#### 6.1 Industrial Structure Misalignment</text:p>
      <text:p text:style-name="Standard"/>
      <text:p text:style-name="Standard">**Export Base Concentration:**</text:p>
      <text:p text:style-name="Standard">- **Commodity dependence:** Economy likely over-reliant on 2-3 primary export commodities subject to price volatility</text:p>
      <text:p text:style-name="Standard">- **Low value-added focus:** Exports concentrated in raw materials or low-processing stages</text:p>
      <text:p text:style-name="Standard">- **Limited diversification:** Export basket lacks breadth across products and markets</text:p>
      <text:p text:style-name="Standard">- **Technological content deficit:** Exports in low-tech categories facing intense competition</text:p>
      <text:p text:style-name="Standard"/>
      <text:p text:style-name="Standard">**Manufacturing Sector Weaknesses:**</text:p>
      <text:p text:style-name="Standard">- **Deindustrialization trends:** Manufacturing share of GDP potentially declining</text:p>
      <text:p text:style-name="Standard">- **Import substitution failures:** Domestic industry unable to compete with imports</text:p>
      <text:p text:style-name="Standard">- **Value chain positioning:** Locked in low-margin segments of global value chains</text:p>
      <text:p text:style-name="Standard">- **Economies of scale absent:** Fragmented production limiting competitiveness</text:p>
      <text:p text:style-name="Standard"/>
      <text:p text:style-name="Standard">**Services Sector Underdevelopment:**</text:p>
      <text:p text:style-name="Standard">- **Tradable services limited:** Services export capacity underdeveloped</text:p>
      <text:p text:style-name="Standard">- **Tourism competitiveness gaps:** Failing to capture regional tourism growth</text:p>
      <text:p text:style-name="Standard">- **Digital services lagging:** Missing opportunities in IT, BPO, and digital economy</text:p>
      <text:p text:style-name="Standard">- **Professional services deficit:** Unable to export high-value knowledge services</text:p>
      <text:p text:style-name="Standard"/>
      <text:p text:style-name="Standard">**Structural Transformation Failure:**</text:p>
      <text:p text:style-name="Standard">The economy appears trapped in a low-complexity export structure unable to generate sufficient foreign exchange to finance rising import needs of a developing economy.</text:p>
      <text:p text:style-name="Standard"/>
      <text:p text:style-name="Standard">#### 6.2 Competitiveness Architecture Deficits</text:p>
      <text:p text:style-name="Standard"/>
      <text:p text:style-name="Standard">**Cost Competitiveness Erosion:**</text:p>
      <text:p text:style-name="Standard">- **Unit labor costs rising:** Wage growth outpacing productivity improvements</text:p>
      <text:p text:style-name="Standard">- **Real exchange rate appreciation:** 15-25% real appreciation likely over period</text:p>
      <text:p text:style-name="Standard">- **Energy cost disadvantage:** Electricity and fuel costs 20-40% above regional competitors</text:p>
      <text:p text:style-name="Standard">- **Logistics costs excessive:** Port, transport, and customs costs adding 15-20% to export prices</text:p>
      <text:p text:style-name="Standard"/>
      <text:p text:style-name="Standard">**Productivity Performance Gaps:**</text:p>
      <text:p text:style-name="Standard">- **Labor productivity stagnation:** Output per worker growing &lt;2% annually</text:p>
      <text:p text:style-name="Standard">- **Capital productivity declining:** Return on capital investment diminishing</text:p>
      <text:p text:style-name="Standard">- **Total factor productivity flat:** Innovation and efficiency gains absent</text:p>
      <text:p text:style-name="Standard">- **Technology adoption lag:** Digital transformation 5-10 years behind frontier</text:p>
      <text:p text:style-name="Standard"/>
      <text:p text:style-name="Standard">**Institutional Quality Deficits:**</text:p>
      <text:p text:style-name="Standard">- **Business environment constraints:** Doing Business ranking in bottom quartiles</text:p>
      <text:p text:style-name="Standard">- **Corruption and governance:** Adding 10-15% informal costs to operations</text:p>
      <text:p text:style-name="Standard">- **Contract enforcement weak:** Increasing transaction costs and risks</text:p>
      <text:p text:style-name="Standard">- **Property rights uncertain:** Limiting investment and innovation</text:p>
      <text:p text:style-name="Standard"/>
      <text:p text:style-name="Standard">**Infrastructure Gaps:**</text:p>
      <text:p text:style-name="Standard"><text:soft-page-break/>- **Transport infrastructure:** Port capacity, roads, and rail below regional standards</text:p>
      <text:p text:style-name="Standard">- **Energy infrastructure:** Unreliable power supply increasing costs</text:p>
      <text:p text:style-name="Standard">- **Digital infrastructure:** Broadband penetration and quality lagging</text:p>
      <text:p text:style-name="Standard">- **Logistics performance:** Warehouse, cold chain, and customs facilities inadequate</text:p>
      <text:p text:style-name="Standard"/>
      <text:p text:style-name="Standard">#### 6.3 Trade Policy and Market Access Constraints</text:p>
      <text:p text:style-name="Standard"/>
      <text:p text:style-name="Standard">**Tariff and Trade Barriers:**</text:p>
      <text:p text:style-name="Standard">- **Market access limitations:** Free trade agreement network underdeveloped</text:p>
      <text:p text:style-name="Standard">- **Tariff escalation faced:** Key exports facing high tariffs in major markets</text:p>
      <text:p text:style-name="Standard">- **Non-tariff barriers:** Standards, certifications, and regulations blocking exports</text:p>
      <text:p text:style-name="Standard">- **Trade facilitation gaps:** Customs procedures slow and unpredictable</text:p>
      <text:p text:style-name="Standard"/>
      <text:p text:style-name="Standard">**Import Policy Distortions:**</text:p>
      <text:p text:style-name="Standard">- **Tariff structure issues:** Effective protection rates creating anti-export bias</text:p>
      <text:p text:style-name="Standard">- **Import dependency locked in:** Capital goods and intermediate inputs required</text:p>
      <text:p text:style-name="Standard">- **Duty drawback inefficiencies:** Export incentives not functioning effectively</text:p>
      <text:p text:style-name="Standard">- **Foreign exchange allocation:** Administrative controls creating inefficiencies</text:p>
      <text:p text:style-name="Standard"/>
      <text:p text:style-name="Standard">**Regional Integration Gaps:**</text:p>
      <text:p text:style-name="Standard">- **Limited participation:** Not leveraging regional value chains</text:p>
      <text:p text:style-name="Standard">- **Bilateral agreement deficits:** Major trading partners lacking preferential access</text:p>
      <text:p text:style-name="Standard">- **Rules of origin constraints:** Unable to meet requirements for preferential treatment</text:p>
      <text:p text:style-name="Standard">- **Trade diplomacy weakness:** Insufficient advocacy for market opening</text:p>
      <text:p text:style-name="Standard"/>
      <text:p text:style-name="Standard">#### 6.4 Macroeconomic Policy Inconsistencies</text:p>
      <text:p text:style-name="Standard"/>
      <text:p text:style-name="Standard">**Fiscal Policy Drivers:**</text:p>
      <text:p text:style-name="Standard">- **Government spending composition:** High import content of public expenditure</text:p>
      <text:p text:style-name="Standard">- **Infrastructure investment surge:** Capital projects requiring imported equipment</text:p>
      <text:p text:style-name="Standard">- **Subsidy programs:** Fuel and food subsidies potentially encouraging imports</text:p>
      <text:p text:style-name="Standard">- **Public sector wages:** Contributing to domestic demand pressures</text:p>
      <text:p text:style-name="Standard"/>
      <text:p text:style-name="Standard">**Monetary Policy Tensions:**</text:p>
      <text:p text:style-name="Standard">- **Credit expansion excessive:** Money supply growth fueling import demand</text:p>
      <text:p text:style-name="Standard">- **Interest rate policy:** Rates potentially too low, encouraging borrowing and consumption</text:p>
      <text:p text:style-name="Standard">- **Exchange rate management:** Delayed adjustment to fundamental misalignment</text:p>
      <text:p text:style-name="Standard">- **Financial repression:** Negative real rates encouraging capital flight</text:p>
      <text:p text:style-name="Standard"/>
      <text:p text:style-name="Standard">**Exchange Rate Policy Rigidity:**</text:p>
      <text:p text:style-name="Standard">- **Nominal anchor strategy:** Defending exchange rate despite competitiveness erosion</text:p>
      <text:p text:style-name="Standard">- **Fear of floating:** Avoiding necessary currency adjustment</text:p>
      <text:p text:style-name="Standard">- **Intervention patterns:** Depleting reserves to maintain overvalued currency</text:p>
      <text:p text:style-name="Standard">- **Policy credibility deficit:** Market questioning sustainability of exchange rate policy</text:p>
      <text:p text:style-name="Standard"/>
      <text:p text:style-name="Standard">#### 6.5 Savings-Investment Structural Imbalance</text:p>
      <text:p text:style-name="Standard"/>
      <text:p text:style-name="Standard">**Savings Rate Deficiency:**</text:p>
      <text:p text:style-name="Standard">- **Household savings declining:** Consumption preferences shifting toward current spending</text:p>
      <text:p text:style-name="Standard"><text:soft-page-break/>- **Financial deepening limited:** Savings mobilization infrastructure inadequate</text:p>
      <text:p text:style-name="Standard">- **Pension system underdeveloped:** Long-term savings instruments lacking</text:p>
      <text:p text:style-name="Standard">- **Demographic factors:** Young population with low savings rates</text:p>
      <text:p text:style-name="Standard"/>
      <text:p text:style-name="Standard">**Investment Requirements Exceeding Capacity:**</text:p>
      <text:p text:style-name="Standard">- **Development needs:** Infrastructure and industrialization requiring heavy investment</text:p>
      <text:p text:style-name="Standard">- **Import content high:** Investment goods predominantly imported</text:p>
      <text:p text:style-name="Standard">- **Foreign financing dependent:** Domestic savings insufficient for investment needs</text:p>
      <text:p text:style-name="Standard">- **Current account identity:** CA deficit = Investment minus Savings by accounting identity</text:p>
      <text:p text:style-name="Standard"/>
      <text:p text:style-name="Standard">**Capital Flow Dependency:**</text:p>
      <text:p text:style-name="Standard">- **FDI inflows insufficient:** Not covering current account deficit sustainably</text:p>
      <text:p text:style-name="Standard">- **Portfolio investment volatile:** Hot money flows creating vulnerability</text:p>
      <text:p text:style-name="Standard">- **Debt accumulation:** External debt growing to finance gap</text:p>
      <text:p text:style-name="Standard">- **Sudden stop risk:** Vulnerable to capital flow reversals</text:p>
      <text:p text:style-name="Standard"/>
      <text:p text:style-name="Standard">#### 6.6 Human Capital and Innovation Deficits</text:p>
      <text:p text:style-name="Standard"/>
      <text:p text:style-name="Standard">**Skills Mismatch:**</text:p>
      <text:p text:style-name="Standard">- **Education system misaligned:** Skills produced not matching export industry needs</text:p>
      <text:p text:style-name="Standard">- **Vocational training weak:** Technical skills for manufacturing inadequate</text:p>
      <text:p text:style-name="Standard">- **Brain drain:** Skilled professionals emigrating</text:p>
      <text:p text:style-name="Standard">- **Management capabilities:** Business leadership quality gaps</text:p>
      <text:p text:style-name="Standard"/>
      <text:p text:style-name="Standard">**Innovation Ecosystem Weaknesses:**</text:p>
      <text:p text:style-name="Standard">- **R&amp;D investment low:** &lt;1% of GDP spent on research and development</text:p>
      <text:p text:style-name="Standard">- **Patent activity minimal:** Limited innovation output</text:p>
      <text:p text:style-name="Standard">- **University-industry linkages weak:** Knowledge transfer not occurring</text:p>
      <text:p text:style-name="Standard">- **Startup ecosystem nascent:** Entrepreneurship not fostering new export champions</text:p>
      <text:p text:style-name="Standard"/>
      <text:p text:style-name="Standard">**Technology Transfer Barriers:**</text:p>
      <text:p text:style-name="Standard">- **FDI not bringing technology:** Foreign investment in low-tech sectors or enclaves</text:p>
      <text:p text:style-name="Standard">- **Licensing and IP:** Limited access to frontier technologies</text:p>
      <text:p text:style-name="Standard">- **Absorptive capacity low:** Unable to adopt and adapt advanced technologies</text:p>
      <text:p text:style-name="Standard">- **Digital divide:** ICT skills and infrastructure limiting productivity gains</text:p>
      <text:p text:style-name="Standard"/>
      <text:p text:style-name="Standard">## PART 5: POLICY RECOMMENDATIONS</text:p>
      <text:p text:style-name="Standard"/>
      <text:p text:style-name="Standard">### 7. POLICY RECOMMENDATIONS: COMPREHENSIVE ACTION PLAN</text:p>
      <text:p text:style-name="Standard"/>
      <text:p text:style-name="Standard">#### 7.1 IMMEDIATE STABILIZATION MEASURES (0-6 Months)</text:p>
      <text:p text:style-name="Standard"/>
      <text:p text:style-name="Standard">**Exchange Rate Policy Adjustment:**</text:p>
      <text:p text:style-name="Standard"/>
      <text:p text:style-name="Standard">**Action 1: Managed Currency Flexibility**</text:p>
      <text:p text:style-name="Standard">- **Implementation:** Shift to greater exchange rate flexibility, allowing 10-15% real depreciation</text:p>
      <text:p text:style-name="Standard">- **Mechanism:** Widen intervention bands or move to floating regime with occasional smoothing</text:p>
      <text:p text:style-name="Standard">- **Rationale:** Restore price competitiveness, discourage imports, incentivize exports</text:p>
      <text:p text:style-name="Standard">- **Risks:** Inflation acceleration, balance sheet effects from foreign currency debt</text:p>
      <text:p text:style-name="Standard"><text:soft-page-break/>- **Mitigation:** Coordinate with monetary tightening; communicate policy clearly to anchor expectations</text:p>
      <text:p text:style-name="Standard">- **Expected impact:** 15-20% improvement in export price competitiveness; 8-12% import demand reduction</text:p>
      <text:p text:style-name="Standard"/>
      <text:p text:style-name="Standard">**Action 2: Import Management (Temporary)**</text:p>
      <text:p text:style-name="Standard">- **Selective import duties:** 5-10% surcharge on luxury consumer goods and non-essential imports</text:p>
      <text:p text:style-name="Standard">- **Import licensing:** Streamlined but monitored for high-value discretionary imports</text:p>
      <text:p text:style-name="Standard">- **Advance import deposits:** 20-30% deposit requirements for selected categories</text:p>
      <text:p text:style-name="Standard">- **Duration:** 12-18 months only, with clear sunset provisions</text:p>
      <text:p text:style-name="Standard">- **WTO compliance:** Invoke balance of payments safeguards (Article XII GATT)</text:p>
      <text:p text:style-name="Standard">- **Expected impact:** 5-8% reduction in import growth rate</text:p>
      <text:p text:style-name="Standard"/>
      <text:p text:style-name="Standard">**Action 3: Export Emergency Support**</text:p>
      <text:p text:style-name="Standard">- **Working capital facilities:** $500M-1B export credit facility at concessional rates</text:p>
      <text:p text:style-name="Standard">- **Duty drawback acceleration:** Process refunds within 30 days (currently 90+ days)</text:p>
      <text:p text:style-name="Standard">- **Export credit insurance:** Expand coverage to 80% of export value</text:p>
      <text:p text:style-name="Standard">- **Freight subsidy program:** Temporary 10-15% airfreight subsidy for perishables/high-value goods</text:p>
      <text:p text:style-name="Standard">- **Expected impact:** 8-12% boost to export volumes within 6 months</text:p>
      <text:p text:style-name="Standard"/>
      <text:p text:style-name="Standard">**Monetary Policy Coordination:**</text:p>
      <text:p text:style-name="Standard"/>
      <text:p text:style-name="Standard">**Action 4: Interest Rate Adjustment**</text:p>
      <text:p text:style-name="Standard">- **Policy rate increase:** Raise benchmark rate by 200-300 basis points</text:p>
      <text:p text:style-name="Standard">- **Rationale:** Support currency, moderate domestic demand, attract capital inflows</text:p>
      <text:p text:style-name="Standard">- **Calibration:** Balance growth concerns with external stability imperatives</text:p>
      <text:p text:style-name="Standard">- **Communication:** Forward guidance emphasizing temporary nature tied to external rebalancing</text:p>
      <text:p text:style-name="Standard">- **Expected impact:** 3-5% reduction in credit growth; positive real interest rates achieved</text:p>
      <text:p text:style-name="Standard"/>
      <text:p text:style-name="Standard">**Action 5: Foreign Exchange Reserve Management**</text:p>
      <text:p text:style-name="Standard">- **Intervention policy:** Limit intervention to disorderly market conditions only</text:p>
      <text:p text:style-name="Standard">- **Reserve accumulation target:** Build reserves through external borrowing if needed</text:p>
      <text:p text:style-name="Standard">- **Swap line activation:** Negotiate bilateral swap arrangements with major central banks</text:p>
      <text:p text:style-name="Standard">- **IMF engagement:** Initiate precautionary credit line discussions</text:p>
      <text:p text:style-name="Standard">- **Target:** Maintain reserves above 3 months of imports minimum</text:p>
      <text:p text:style-name="Standard"/>
      <text:p text:style-name="Standard">**Fiscal Policy Measures:**</text:p>
      <text:p text:style-name="Standard"/>
      <text:p text:style-name="Standard">**Action 6: Expenditure Rationalization**</text:p>
      <text:p text:style-name="Standard">- **Import content reduction:** Prioritize domestic procurement for government spending (10-15% shift)</text:p>
      <text:p text:style-name="Standard">- **Infrastructure phasing:** Slow import-intensive mega-projects temporarily</text:p>
      <text:p text:style-name="Standard">- **Subsidy reform:** Reduce fuel subsidies by 20-30%, redirect to targeted support</text:p>
      <text:p text:style-name="Standard">- **Foreign travel restrictions:** Limit government official foreign travel by 30-40%</text:p>
      <text:p text:style-name="Standard">- **Expected impact:** Reduce fiscal contribution to current account deficit by 0.3-0.5% of GDP</text:p>
      <text:p text:style-name="Standard"/>
      <text:p text:style-name="Standard">**Action 7: Revenue Mobilization for Adjustment**</text:p>
      <text:p text:style-name="Standard">- **Consumption taxes:** Increase VAT/sales tax on luxury imports by 2-3 percentage points</text:p>
      <text:p text:style-name="Standard">- **Excise duties:** Raise taxes on imported vehicles, alcohol, and luxury goods</text:p>
      <text:p text:style-name="Standard"><text:soft-page-break/>- **Carbon taxes:** Implement fuel taxes to discourage consumption and imports</text:p>
      <text:p text:style-name="Standard">- **Revenue target:** Generate 0.5-0.8% of GDP in additional revenues</text:p>
      <text:p text:style-name="Standard">- **Use of revenues:** Finance export support programs and social safety nets for adjustment</text:p>
      <text:p text:style-name="Standard"/>
      <text:p text:style-name="Standard">#### 7.2 SHORT-TERM STRUCTURAL REFORMS (6-18 Months)</text:p>
      <text:p text:style-name="Standard"/>
      <text:p text:style-name="Standard">**Trade Competitiveness Enhancement:**</text:p>
      <text:p text:style-name="Standard"/>
      <text:p text:style-name="Standard">**Action 8: Special Economic Zones (SEZ) 2.0**</text:p>
      <text:p text:style-name="Standard">- **Establishment:** Create 5-7 export-focused SEZs in strategic locations</text:p>
      <text:p text:style-name="Standard">- **Incentives:**</text:p>
      <text:p text:style-name="Standard"><text:s text:c="2"/>- 10-year corporate tax holiday for export-oriented manufacturers</text:p>
      <text:p text:style-name="Standard"><text:s text:c="2"/>- Duty-free import of capital goods and raw materials</text:p>
      <text:p text:style-name="Standard"><text:s text:c="2"/>- Streamlined customs and regulatory procedures (single window)</text:p>
      <text:p text:style-name="Standard"><text:s text:c="2"/>- World-class infrastructure guaranteed (power, water, broadband)</text:p>
      <text:p text:style-name="Standard">- **Targeting:** Labor-intensive manufacturing, agro-processing, electronics assembly</text:p>
      <text:p text:style-name="Standard">- **Investment promotion:** Dedicate $2-3B in infrastructure within zones</text:p>
      <text:p text:style-name="Standard">- **Expected impact:** Attract $5-8B FDI over 3 years; create 200,000-300,000 jobs; generate $3-5B annual exports by year 5</text:p>
      <text:p text:style-name="Standard"/>
      <text:p text:style-name="Standard">**Action 9: Export Diversification Initiative**</text:p>
      <text:p text:style-name="Standard">- **Market diversification:** Establish trade promotion offices in 10-15 high-growth markets</text:p>
      <text:p text:style-name="Standard">- **Product diversification:** </text:p>
      <text:p text:style-name="Standard"><text:s text:c="2"/>- Identify 20-30 products with export potential (revealed comparative advantage analysis)</text:p>
      <text:p text:style-name="Standard"><text:s text:c="2"/>- Provide matching grants for export market development (50% cost sharing)</text:p>
      <text:p text:style-name="Standard"><text:s text:c="2"/>- Organize 15-20 international trade missions and exhibitions</text:p>
      <text:p text:style-name="Standard">- **Value addition programs:** Support processing and finishing capabilities for existing exports</text:p>
      <text:p text:style-name="Standard">- **Budget allocation:** $200-300M over 3 years</text:p>
      <text:p text:style-name="Standard">- **Expected impact:** Increase export product diversity (HHI index) by 15-20%; expand market reach to 30+ countries</text:p>
      <text:p text:style-name="Standard"/>
      <text:p text:style-name="Standard">**Action 10: Manufacturing Competitiveness Program**</text:p>
      <text:p text:style-name="Standard">- **Technology upgrading:** </text:p>
      <text:p text:style-name="Standard"><text:s text:c="2"/>- 30% tax credit for investment in productivity-enhancing equipment</text:p>
      <text:p text:style-name="Standard"><text:s text:c="2"/>- Co-financing for lean manufacturing and quality certification (ISO, etc.)</text:p>
      <text:p text:style-name="Standard"><text:s text:c="2"/>- Technology transfer partnerships facilitated with foreign firms</text:p>
      <text:p text:style-name="Standard">- **Skills development:**</text:p>
      <text:p text:style-name="Standard"><text:s text:c="2"/>- Rapid training programs in partnership with manufacturers (50,000 workers/year)</text:p>
      <text:p text:style-name="Standard"><text:s text:c="2"/>- Apprenticeship subsidies (50% wage subsidy for 12 months)</text:p>
      <text:p text:style-name="Standard"><text:s text:c="2"/>- STEM education emphasis with industry partnerships</text:p>
      <text:p text:style-name="Standard">- **Cluster development:**</text:p>
      <text:p text:style-name="Standard"><text:s text:c="2"/>- Support 5-7 industrial clusters in textiles, automotive parts, electronics, agro-processing</text:p>
      <text:p text:style-name="Standard"><text:s text:c="2"/>- Shared facilities for testing, R&amp;D, and logistics</text:p>
      <text:p text:style-name="Standard">- **Investment required:** $500M-800M over 3 years</text:p>
      <text:p text:style-name="Standard">- **Expected impact:** 15-20% improvement in manufacturing productivity; 25-30% increase in manufactured exports</text:p>
      <text:p text:style-name="Standard"/>
      <text:p text:style-name="Standard">**Services Export Development:**</text:p>
      <text:p text:style-name="Standard"/>
      <text:p text:style-name="Standard"><text:soft-page-break/>**Action 11: Tourism Competitiveness Upgrade**</text:p>
      <text:p text:style-name="Standard">- **Infrastructure investment:**</text:p>
      <text:p text:style-name="Standard"><text:s text:c="2"/>- Upgrade 3-4 major tourist destinations (transportation, accommodation, attractions)</text:p>
      <text:p text:style-name="Standard"><text:s text:c="2"/>- Develop 2-3 new niche tourism products (eco-tourism, heritage, medical)</text:p>
      <text:p text:style-name="Standard">- **Marketing campaign:** $50-100M international destination marketing</text:p>
      <text:p text:style-name="Standard">- **Visa facilitation:** E-visa for 50+ countries; visa-on-arrival for top 20 source markets</text:p>
      <text:p text:style-name="Standard">- **Quality standards:** Implement and enforce tourism service standards</text:p>
      <text:p text:style-name="Standard">- **Investment:** $800M-1.2B over 3 years (public-private partnership model)</text:p>
      <text:p text:style-name="Standard">- **Expected impact:** Increase tourist arrivals by 30-40%; boost tourism receipts by $1-1.5B annually</text:p>
      <text:p text:style-name="Standard"/>
      <text:p text:style-name="Standard">**Action 12: Business Process Outsourcing (BPO) and IT Services**</text:p>
      <text:p text:style-name="Standard">- **Infrastructure:** Establish 3-5 technology parks with tier-3 data centers and connectivity</text:p>
      <text:p text:style-name="Standard">- **Skills development:** Train 20,000-30,000 BPO workers annually (language, technical, customer service)</text:p>
      <text:p text:style-name="Standard">- **Incentives:**</text:p>
      <text:p text:style-name="Standard"><text:s text:c="2"/>- 5-year corporate tax holiday for BPO operations</text:p>
      <text:p text:style-name="Standard"><text:s text:c="2"/>- Subsidized connectivity and facility costs</text:p>
      <text:p text:style-name="Standard"><text:s text:c="2"/>- Fast-track work permits for training specialists</text:p>
      <text:p text:style-name="Standard">- **Investment promotion:** Target $500M-1B in BPO/ITO investments</text:p>
      <text:p text:style-name="Standard">- **Expected impact:** Create 50,000-80,000 BPO jobs; generate $500-800M in services exports annually by year 4</text:p>
      <text:p text:style-name="Standard"/>
      <text:p text:style-name="Standard">**Investment Climate Reforms:**</text:p>
      <text:p text:style-name="Standard"/>
      <text:p text:style-name="Standard">**Action 13: Doing Business Reforms (Fast-Track)**</text:p>
      <text:p text:style-name="Standard">- **Regulatory simplification:**</text:p>
      <text:p text:style-name="Standard"><text:s text:c="2"/>- Reduce business registration time from 15-20 days to 3-5 days (online portal)</text:p>
      <text:p text:style-name="Standard"><text:s text:c="2"/>- Cut construction permits from 120+ days to 45-60 days</text:p>
      <text:p text:style-name="Standard"><text:s text:c="2"/>- Streamline tax compliance (online filing, simplified procedures)</text:p>
      <text:p text:style-name="Standard">- **Trade facilitation:**</text:p>
      <text:p text:style-name="Standard"><text:s text:c="2"/>- Reduce customs clearance time from 5-7 days to 24-48 hours</text:p>
      <text:p text:style-name="Standard"><text:s text:c="2"/>- Implement risk-based inspection (inspect &lt;10% of consignments)</text:p>
      <text:p text:style-name="Standard"><text:s text:c="2"/>- Single window for all trade documentation</text:p>
      <text:p text:style-name="Standard">- **Contract enforcement:**</text:p>
      <text:p text:style-name="Standard"><text:s text:c="2"/>- Establish specialized commercial courts</text:p>
      <text:p text:style-name="Standard"><text:s text:c="2"/>- Digitize court procedures</text:p>
      <text:p text:style-name="Standard"><text:s text:c="2"/>- Target resolution time of &lt;12 months for commercial disputes</text:p>
      <text:p text:style-name="Standard">- **Expected impact:** Improve Doing Business ranking by 20-30 positions; increase FDI inflows by 25-35%</text:p>
      <text:p text:style-name="Standard"/>
      <text:p text:style-name="Standard">**Action 14: Infrastructure Competitiveness Investment**</text:p>
      <text:p text:style-name="Standard">- **Logistics infrastructure:**</text:p>
      <text:p text:style-name="Standard"><text:s text:c="2"/>- Port expansion and modernization: $1-2B investment for container handling capacity</text:p>
      <text:p text:style-name="Standard"><text:s text:c="2"/>- Freight corridor development: Upgrade 500-800 km of key trade routes</text:p>
      <text:p text:style-name="Standard"><text:s text:c="2"/>- Border crossing infrastructure: Reduce crossing time by 50%</text:p>
      <text:p text:style-name="Standard">- **Energy security:**</text:p>
      <text:p text:style-name="Standard"><text:s text:c="2"/>- Fast-track 500-1000 MW of power generation (gas, renewable)</text:p>
      <text:p text:style-name="Standard"><text:s text:c="2"/>- Grid reliability improvements to achieve 99%+ uptime</text:p>
      <text:p text:style-name="Standard"><text:soft-page-break/><text:s text:c="2"/>- Industrial electricity tariff competitive with regional benchmarks (reduce by 15-20%)</text:p>
      <text:p text:style-name="Standard">- **Digital infrastructure:**</text:p>
      <text:p text:style-name="Standard"><text:s text:c="2"/>- National broadband network reaching all industrial zones</text:p>
      <text:p text:style-name="Standard"><text:s text:c="2"/>- 4G/5G coverage in economic centers</text:p>
      <text:p text:style-name="Standard"><text:s text:c="2"/>- Data protection and cybersecurity framework</text:p>
      <text:p text:style-name="Standard">- **Financing model:** Public-private partnerships; concessional development finance</text:p>
      <text:p text:style-name="Standard">- **Total investment:** $5-8B over 3 years</text:p>
      <text:p text:style-name="Standard">- **Expected impact:** Reduce logistics costs by 20-25%; improve industrial competitiveness by 15-18%</text:p>
      <text:p text:style-name="Standard"/>
      <text:p text:style-name="Standard">#### 7.3 MEDIUM-TERM TRANSFORMATION (18-48 Months)</text:p>
      <text:p text:style-name="Standard"/>
      <text:p text:style-name="Standard">**Industrial Policy and Structural Transformation:**</text:p>
      <text:p text:style-name="Standard"/>
      <text:p text:style-name="Standard">**Action 15: National Industrial Strategy 2025-2035**</text:p>
      <text:p text:style-name="Standard">- **Strategic sectors identification:**</text:p>
      <text:p text:style-name="Standard"><text:s text:c="2"/>- Labor-intensive manufacturing: textiles, apparel, footwear, furniture</text:p>
      <text:p text:style-name="Standard"><text:s text:c="2"/>- Resource-based processing: agro-processing, metals processing, petrochemicals</text:p>
      <text:p text:style-name="Standard"><text:s text:c="2"/>- Technology-enabled services: IT/BPO, engineering services, R&amp;D services</text:p>
      <text:p text:style-name="Standard"><text:s text:c="2"/>- Emerging industries: electric vehicles assembly, renewable energy equipment, pharmaceuticals</text:p>
      <text:p text:style-name="Standard">- **Policy instruments:**</text:p>
      <text:p text:style-name="Standard"><text:s text:c="2"/>- Coordinated fiscal incentives (tax holidays, investment allowances)</text:p>
      <text:p text:style-name="Standard"><text:s text:c="2"/>- Preferential finance ($3-5B industrial development fund)</text:p>
      <text:p text:style-name="Standard"><text:s text:c="2"/>- Infrastructure provision (industrial parks, testing facilities)</text:p>
      <text:p text:style-name="Standard"><text:s text:c="2"/>- Skills development aligned with industry needs</text:p>
      <text:p text:style-name="Standard">- **Governance:** High-level Industrial Policy Council chaired by Head of State</text:p>
      <text:p text:style-name="Standard">- **Investment target:** $15-25B in targeted sectors over 10 years</text:p>
      <text:p text:style-name="Standard">- **Expected impact:** Increase manufacturing share of GDP from 12-15% to 20-25%; diversify export base HHI improvement of 30-40%</text:p>
      <text:p text:style-name="Standard"/>
      <text:p text:style-name="Standard">**Action 16: Innovation and Technology Upgrading Program**</text:p>
      <text:p text:style-name="Standard">- **R&amp;D investment:**</text:p>
      <text:p text:style-name="Standard"><text:s text:c="2"/>- Increase public R&amp;D spending from 0.3% to 1.0% of GDP over 5 years</text:p>
      <text:p text:style-name="Standard"><text:s text:c="2"/>- R&amp;D tax credit of 200% for private sector R&amp;D expenditure</text:p>
      <text:p text:style-name="Standard"><text:s text:c="2"/>- Establish 3-5 centers of excellence in strategic technologies</text:p>
      <text:p text:style-name="Standard">- **Technology transfer:**</text:p>
      <text:p text:style-name="Standard"><text:s text:c="2"/>- Require technology transfer clauses in major FDI approvals</text:p>
      <text:p text:style-name="Standard"><text:s text:c="2"/>- Finance technology licensing for SMEs (50% cost sharing)</text:p>
      <text:p text:style-name="Standard"><text:s text:c="2"/>- University-industry research collaboration grants ($100-200M/year)</text:p>
      <text:p text:style-name="Standard">- **Digital transformation:**</text:p>
      <text:p text:style-name="Standard"><text:s text:c="2"/>- National digitalization program for SMEs (cloud, e-commerce, digital marketing)</text:p>
      <text:p text:style-name="Standard"><text:s text:c="2"/>- Industry 4.0 adoption incentives for manufacturers</text:p>
      <text:p text:style-name="Standard"><text:s text:c="2"/>- Fintech and digital payment ecosystem development</text:p>
      <text:p text:style-name="Standard">- **Intellectual property:**</text:p>
      <text:p text:style-name="Standard"><text:s text:c="2"/>- Strengthen IP protection and enforcement</text:p>
      <text:p text:style-name="Standard"><text:s text:c="2"/>- Fast-track patent processing for strategic sectors</text:p>
      <text:p text:style-name="Standard"><text:s text:c="2"/>- Support patent filing for domestic innovators</text:p>
      <text:p text:style-name="Standard">- **Budget allocation:** $800M-1.2B annually</text:p>
      <text:p text:style-name="Standard"><text:soft-page-break/>- **Expected impact:** Double patent applications; 25-30% productivity improvement in adopting firms; create 5-10 globally competitive technology firms</text:p>
      <text:p text:style-name="Standard"/>
      <text:p text:style-name="Standard">**Action 17: Agricultural Value Chain Modernization**</text:p>
      <text:p text:style-name="Standard">- **Production enhancement:**</text:p>
      <text:p text:style-name="Standard"><text:s text:c="2"/>- Irrigation and mechanization subsidies (30-40% cost sharing)</text:p>
      <text:p text:style-name="Standard"><text:s text:c="2"/>- High-yield variety development and dissemination</text:p>
      <text:p text:style-name="Standard"><text:s text:c="2"/>- Contract farming promotion linking smallholders to processors/exporters</text:p>
      <text:p text:style-name="Standard">- **Processing and value addition:**</text:p>
      <text:p text:style-name="Standard"><text:s text:c="2"/>- Agro-processing SEZs with cold storage and processing facilities</text:p>
      <text:p text:style-name="Standard"><text:s text:c="2"/>- Equipment financing for food processing SMEs</text:p>
      <text:p text:style-name="Standard"><text:s text:c="2"/>- Quality certification support (HACCP, organic, GlobalGAP)</text:p>
      <text:p text:style-name="Standard">- **Export marketing:**</text:p>
      <text:p text:style-name="Standard"><text:s text:c="2"/>- Brand development for agricultural exports</text:p>
      <text:p text:style-name="Standard"><text:s text:c="2"/>- Market access negotiation (SPS measures, tariff reductions)</text:p>
      <text:p text:style-name="Standard"><text:s text:c="2"/>- Export consortium formation for smallholder farmers</text:p>
      <text:p text:style-name="Standard">- **Investment required:** $1.5-2.5B over 5 years</text:p>
      <text:p text:style-name="Standard">- **Expected impact:** Increase agricultural export value by 50-70%; reduce food import bill by 15-20%; create 100,000-150,000 jobs in rural processing</text:p>
      <text:p text:style-name="Standard"/>
      <text:p text:style-name="Standard">**Human Capital Development:**</text:p>
      <text:p text:style-name="Standard"/>
      <text:p text:style-name="Standard">**Action 18: Skills for Competitiveness Initiative**</text:p>
      <text:p text:style-name="Standard">- **Technical and vocational education reform:**</text:p>
      <text:p text:style-name="Standard"><text:s text:c="2"/>- Upgrade 50-80 technical training institutes with modern equipment</text:p>
      <text:p text:style-name="Standard"><text:s text:c="2"/>- Industry-led curriculum development for 20-30 key occupations</text:p>
      <text:p text:style-name="Standard"><text:s text:c="2"/>- Apprenticeship expansion (target 100,000 apprentices annually)</text:p>
      <text:p text:style-name="Standard"><text:s text:c="2"/>- Teacher training in partnership with foreign technical institutions</text:p>
      <text:p text:style-name="Standard">- **Higher education alignment:**</text:p>
      <text:p text:style-name="Standard"><text:s text:c="2"/>- Engineering and science enrollment expansion (double capacity over 5 years)</text:p>
      <text:p text:style-name="Standard"><text:s text:c="2"/>- Applied research centers in universities linked to industry</text:p>
      <text:p text:style-name="Standard"><text:s text:c="2"/>- Faculty development through international exchanges</text:p>
      <text:p text:style-name="Standard"><text:s text:c="2"/>- Graduate employability improvement programs</text:p>
      <text:p text:style-name="Standard">- **Continuing education and reskilling:**</text:p>
      <text:p text:style-name="Standard"><text:s text:c="2"/>- National skills upgrading fund for workers in transitioning industries</text:p>
      <text:p text:style-name="Standard"><text:s text:c="2"/>- Online learning platforms for continuous skill development</text:p>
      <text:p text:style-name="Standard"><text:s text:c="2"/>- Recognition of prior learning and certifications</text:p>
      <text:p text:style-name="Standard">- **Language and soft skills:**</text:p>
      <text:p text:style-name="Standard"><text:s text:c="2"/>- English language proficiency programs for export sector workers</text:p>
      <text:p text:style-name="Standard"><text:s text:c="2"/>- Business communication and customer service training</text:p>
      <text:p text:style-name="Standard"><text:s text:c="2"/>- Management and entrepreneurship development</text:p>
      <text:p text:style-name="Standard">- **Investment:** $600-900M annually for 5 years</text:p>
      <text:p text:style-name="Standard">- **Expected impact:** Double technical graduate output; reduce skills mismatch by 40-50%; improve workforce productivity by 20-25%</text:p>
      <text:p text:style-name="Standard"/>
      <text:p text:style-name="Standard">**Financial Sector Deepening:**</text:p>
      <text:p text:style-name="Standard"/>
      <text:p text:style-name="Standard">**Action 19: Savings Mobilization and Financial Inclusion**</text:p>
      <text:p text:style-name="Standard">- **Pension system reform:**</text:p>
      <text:p text:style-name="Standard"><text:soft-page-break/><text:s text:c="2"/>- Introduce mandatory defined-contribution pension system (10-15% of wages)</text:p>
      <text:p text:style-name="Standard"><text:s text:c="2"/>- Tax incentives for voluntary retirement savings</text:p>
      <text:p text:style-name="Standard"><text:s text:c="2"/>- Professional pension fund management with regulatory oversight</text:p>
      <text:p text:style-name="Standard">- **Contractual savings:**</text:p>
      <text:p text:style-name="Standard"><text:s text:c="2"/>- Develop life insurance market (tax-advantaged products)</text:p>
      <text:p text:style-name="Standard"><text:s text:c="2"/>- Housing finance system (mortgage market development)</text:p>
      <text:p text:style-name="Standard"><text:s text:c="2"/>- Education savings plans with matching contributions</text:p>
      <text:p text:style-name="Standard">- **Digital financial inclusion:**</text:p>
      <text:p text:style-name="Standard"><text:s text:c="2"/>- Mobile money and digital banking expansion to 80%+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8T17:40:01.316008336</meta:creation-date>
    <dc:date>2025-11-28T20:00:46.270691695</dc:date>
    <meta:editing-duration>PT1M34S</meta:editing-duration>
    <meta:editing-cycles>2</meta:editing-cycles>
    <meta:generator>LibreOffice/24.2.7.2$Linux_X86_64 LibreOffice_project/420$Build-2</meta:generator>
    <meta:document-statistic meta:table-count="0" meta:image-count="0" meta:object-count="0" meta:page-count="17" meta:paragraph-count="615" meta:word-count="4618" meta:character-count="35358" meta:non-whitespace-character-count="31079"/>
  </office:meta>
</office:document-meta>
</file>